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29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35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6" style:family="text">
      <style:text-properties fo:font-size="8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7f5f"/>
    </style:style>
    <style:style style:name="T37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38" style:family="text">
      <style:text-properties fo:font-size="8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3f7f5f"/>
    </style:style>
    <style:style style:name="T39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3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5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3" style:family="text">
      <style:text-properties fo:font-size="8.00pt" fo:font-weight="bold" fo:font-family="'Courier New'" style:font-family-asian="'Courier New'" style:font-family-complex="'Courier New'" fo:background-color="#d4d4d4" fo:color="#7f0055"/>
    </style:style>
    <style:style style:name="T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5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1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7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3" style:family="text">
      <style:text-properties fo:font-size="8.00pt" fo:font-weight="normal" fo:font-family="'Courier New'" style:font-family-asian="'Courier New'" style:font-family-complex="'Courier New'" fo:background-color="transparent" fo:color="#0000c0"/>
    </style:style>
    <style:style style:name="T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8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9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9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99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0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0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0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1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1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1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19" style:family="text">
      <style:text-properties fo:font-size="8.00pt" fo:font-weight="bold" fo:font-family="'Courier New'" style:font-family-asian="'Courier New'" style:font-family-complex="'Courier New'" fo:background-color="#d4d4d4" fo:color="#7f0055"/>
    </style:style>
    <style:style style:name="T120" style:family="text">
      <style:text-properties fo:font-size="8.00pt" fo:font-weight="normal" fo:font-family="'Courier New'" style:font-family-asian="'Courier New'" style:font-family-complex="'Courier New'" fo:background-color="#d4d4d4" fo:color="#000000"/>
    </style:style>
    <style:style style:name="T121" style:family="text">
      <style:text-properties fo:font-size="8.00pt" fo:font-weight="normal" fo:font-family="'Courier New'" style:font-family-asian="'Courier New'" style:font-family-complex="'Courier New'" fo:background-color="#d4d4d4" fo:color="#6a3e3e"/>
    </style:style>
    <style:style style:name="T122" style:family="text">
      <style:text-properties fo:font-size="8.00pt" fo:font-weight="normal" fo:font-family="'Courier New'" style:font-family-asian="'Courier New'" style:font-family-complex="'Courier New'" fo:background-color="#d4d4d4" fo:color="#000000"/>
    </style:style>
    <style:style style:name="T123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4" style:family="text">
      <style:text-properties fo:font-size="8.00pt" fo:font-weight="bold" fo:font-family="'Courier New'" style:font-family-asian="'Courier New'" style:font-family-complex="'Courier New'" fo:background-color="#d4d4d4" fo:color="#7f0055"/>
    </style:style>
    <style:style style:name="T125" style:family="text">
      <style:text-properties fo:font-size="8.00pt" fo:font-weight="normal" fo:font-family="'Courier New'" style:font-family-asian="'Courier New'" style:font-family-complex="'Courier New'" fo:background-color="#d4d4d4" fo:color="#000000"/>
    </style:style>
    <style:style style:name="T12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2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3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3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3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3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4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4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4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4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5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5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5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1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16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3" style:family="text">
      <style:text-properties fo:font-size="8.00pt" fo:font-weight="bold" fo:font-family="'Courier New'" style:font-family-asian="'Courier New'" style:font-family-complex="'Courier New'" fo:background-color="transparent" fo:color="#0000c0" fo:font-style="italic"/>
    </style:style>
    <style:style style:name="T16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5" style:family="text">
      <style:text-properties fo:font-size="8.00pt" fo:font-weight="normal" fo:font-family="'Courier New'" style:font-family-asian="'Courier New'" style:font-family-complex="'Courier New'" fo:background-color="transparent" fo:color="#2a00ff"/>
    </style:style>
    <style:style style:name="T16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6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69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1" style:family="text">
      <style:text-properties fo:font-size="8.00pt" fo:font-weight="normal" fo:font-family="'Courier New'" style:font-family-asian="'Courier New'" style:font-family-complex="'Courier New'" fo:background-color="transparent" fo:color="#000000" fo:font-style="italic"/>
    </style:style>
    <style:style style:name="T17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5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7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7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7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79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1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2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3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4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5" style:family="text">
      <style:text-properties fo:font-size="8.00pt" fo:font-weight="bold" fo:font-family="'Courier New'" style:font-family-asian="'Courier New'" style:font-family-complex="'Courier New'" fo:background-color="transparent" fo:color="#7f0055"/>
    </style:style>
    <style:style style:name="T186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7" style:family="text">
      <style:text-properties fo:font-size="8.00pt" fo:font-weight="normal" fo:font-family="'Courier New'" style:font-family-asian="'Courier New'" style:font-family-complex="'Courier New'" fo:background-color="transparent" fo:color="#6a3e3e"/>
    </style:style>
    <style:style style:name="T188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89" style:family="text">
      <style:text-properties fo:font-size="8.00pt" fo:font-weight="normal" fo:font-family="'Courier New'" style:font-family-asian="'Courier New'" style:font-family-complex="'Courier New'" fo:background-color="transparent" fo:color="#3f7f5f"/>
    </style:style>
    <style:style style:name="T190" style:family="text">
      <style:text-properties fo:font-size="8.00pt" fo:font-weight="normal" fo:font-family="'Courier New'" style:font-family-asian="'Courier New'" style:font-family-complex="'Courier New'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fo:color="#6666ff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</office:automatic-styles>
  <office:body>
    <office:text>
      <text:p text:style-name="P1"><text:span text:style-name="T1">N584<text:s/></text:span><text:span text:style-name="T2">–</text:span><text:span text:style-name="T3"><text:s/>Projeto e Análise de Algoritmos</text:span></text:p>
      <text:p text:style-name="P1"><text:span text:style-name="T4">Prof. Napoleão Nepomuceno</text:span></text:p>
      <text:p text:style-name="P1"><text:span text:style-name="T5"/></text:p>
      <text:p text:style-name="P2"><text:span text:style-name="T6">Atividade Computacional IX</text:span></text:p>
      <text:p text:style-name="P3"><text:span text:style-name="T7"/></text:p>
      <text:p text:style-name="P3"><text:span text:style-name="T8">Exercício 1</text:span></text:p>
      <text:p text:style-name="P3"><text:span text:style-name="T9"/></text:p>
      <text:p text:style-name="P3"><text:span text:style-name="T10">Passo 1:</text:span><text:span text:style-name="T11"><text:s/>Implementar o seguinte código em Java ou equivalente em outra linguagem de programação.</text:span></text:p>
      <text:p text:style-name="P3"><text:span text:style-name="T12"/></text:p>
      <text:p text:style-name="P3"><text:span text:style-name="T13">public</text:span><text:span text:style-name="T14"><text:s/></text:span><text:span text:style-name="T15">class</text:span><text:span text:style-name="T16"><text:s/>Dinamico {</text:span></text:p>
      <text:p text:style-name="P4"><text:span text:style-name="T16"><text:tab/><text:tab/></text:span></text:p>
      <text:p text:style-name="P4"><text:span text:style-name="T16"><text:tab/></text:span><text:span text:style-name="T17">public</text:span><text:span text:style-name="T18"><text:s/></text:span><text:span text:style-name="T19">static</text:span><text:span text:style-name="T20"><text:s/></text:span><text:span text:style-name="T21">void</text:span><text:span text:style-name="T22"><text:s/>main(String[]<text:s/></text:span><text:span text:style-name="T23">args</text:span><text:span text:style-name="T24">) {</text:span></text:p>
      <text:p text:style-name="P4"><text:span text:style-name="T24"><text:tab/><text:tab/></text:span><text:span text:style-name="T25">int</text:span><text:span text:style-name="T26"><text:s/></text:span><text:span text:style-name="T27">troco</text:span><text:span text:style-name="T28"><text:s/>= 47;</text:span></text:p>
      <text:p text:style-name="P4"><text:span text:style-name="T28"><text:tab/><text:tab/></text:span><text:span text:style-name="T29">// int troco = 103;</text:span></text:p>
      <text:p text:style-name="P4"><text:span text:style-name="T30"><text:tab/><text:tab/></text:span><text:span text:style-name="T31">int</text:span><text:span text:style-name="T32">[]<text:s/></text:span><text:span text:style-name="T33">p</text:span><text:span text:style-name="T34"><text:s/>= {1, 7, 17, 25};</text:span></text:p>
      <text:p text:style-name="P4"><text:span text:style-name="T34"><text:tab/><text:tab/></text:span><text:span text:style-name="T35">//trocoDinamico(</text:span><text:span text:style-name="T36">troco</text:span><text:span text:style-name="T37">,<text:s/></text:span><text:span text:style-name="T38">p</text:span><text:span text:style-name="T39">);</text:span></text:p>
      <text:p text:style-name="P4"><text:span text:style-name="T40"><text:tab/><text:tab/>System.</text:span><text:span text:style-name="T41">out</text:span><text:span text:style-name="T42">.printf(</text:span><text:span text:style-name="T43">"Total de cedulas: %d\n"</text:span><text:span text:style-name="T44">,<text:s/></text:span><text:span text:style-name="T45">trocoRecursivo</text:span><text:span text:style-name="T46">(</text:span><text:span text:style-name="T47">troco</text:span><text:span text:style-name="T48">,<text:s/></text:span><text:span text:style-name="T49">p</text:span><text:span text:style-name="T50">));</text:span></text:p>
      <text:p text:style-name="P4"><text:span text:style-name="T50"><text:tab/>}</text:span></text:p>
      <text:p text:style-name="P4"><text:span text:style-name="T50"><text:tab/></text:span></text:p>
      <text:p text:style-name="P4"><text:span text:style-name="T50"><text:tab/></text:span><text:span text:style-name="T51">static</text:span><text:span text:style-name="T52"><text:s/></text:span><text:span text:style-name="T53">int</text:span><text:span text:style-name="T54"><text:s/>trocoRecursivo(</text:span><text:span text:style-name="T55">int</text:span><text:span text:style-name="T56"><text:s/></text:span><text:span text:style-name="T57">troco</text:span><text:span text:style-name="T58">,<text:s/></text:span><text:span text:style-name="T59">int</text:span><text:span text:style-name="T60">[]<text:s/></text:span><text:span text:style-name="T61">p</text:span><text:span text:style-name="T62">) {</text:span></text:p>
      <text:p text:style-name="P4"><text:span text:style-name="T62"><text:tab/><text:tab/></text:span><text:span text:style-name="T63">if</text:span><text:span text:style-name="T64"><text:s/>(</text:span><text:span text:style-name="T65">troco</text:span><text:span text:style-name="T66"><text:s/>!= 0) {</text:span></text:p>
      <text:p text:style-name="P4"><text:span text:style-name="T66"><text:tab/><text:tab/><text:tab/></text:span><text:span text:style-name="T67">int</text:span><text:span text:style-name="T68"><text:s/></text:span><text:span text:style-name="T69">qMin</text:span><text:span text:style-name="T70"><text:s/>= Integer.</text:span><text:span text:style-name="T71">MAX_VALUE</text:span><text:span text:style-name="T72">;</text:span></text:p>
      <text:p text:style-name="P4"><text:span text:style-name="T72"><text:tab/><text:tab/><text:tab/></text:span><text:span text:style-name="T73">for</text:span><text:span text:style-name="T74"><text:s/>(</text:span><text:span text:style-name="T75">int</text:span><text:span text:style-name="T76"><text:s/></text:span><text:span text:style-name="T77">i</text:span><text:span text:style-name="T78"><text:s/>= 0;<text:s/></text:span><text:span text:style-name="T79">i</text:span><text:span text:style-name="T80"><text:s/>&lt;<text:s/></text:span><text:span text:style-name="T81">p</text:span><text:span text:style-name="T82">.</text:span><text:span text:style-name="T83">length</text:span><text:span text:style-name="T84">;<text:s/></text:span><text:span text:style-name="T85">i</text:span><text:span text:style-name="T86">++) {</text:span></text:p>
      <text:p text:style-name="P4"><text:span text:style-name="T86"><text:tab/><text:tab/><text:tab/><text:tab/></text:span><text:span text:style-name="T87">if</text:span><text:span text:style-name="T88"><text:s/>(</text:span><text:span text:style-name="T89">troco</text:span><text:span text:style-name="T90"><text:s/>-<text:s/></text:span><text:span text:style-name="T91">p</text:span><text:span text:style-name="T92">[</text:span><text:span text:style-name="T93">i</text:span><text:span text:style-name="T94">] &gt;= 0) {</text:span></text:p>
      <text:p text:style-name="P4"><text:span text:style-name="T94"><text:tab/><text:tab/><text:tab/><text:tab/><text:tab/></text:span><text:span text:style-name="T95">int</text:span><text:span text:style-name="T96"><text:s/></text:span><text:span text:style-name="T97">q</text:span><text:span text:style-name="T98"><text:s/>=<text:s/></text:span><text:span text:style-name="T99">trocoRecursivo</text:span><text:span text:style-name="T100">(</text:span><text:span text:style-name="T101">troco</text:span><text:span text:style-name="T102"><text:s/>-<text:s/></text:span><text:span text:style-name="T103">p</text:span><text:span text:style-name="T104">[</text:span><text:span text:style-name="T105">i</text:span><text:span text:style-name="T106">],<text:s/></text:span><text:span text:style-name="T107">p</text:span><text:span text:style-name="T108">) + 1;</text:span></text:p>
      <text:p text:style-name="P4"><text:span text:style-name="T108"><text:tab/><text:tab/><text:tab/><text:tab/><text:tab/></text:span><text:span text:style-name="T109">if</text:span><text:span text:style-name="T110"><text:s/>(</text:span><text:span text:style-name="T111">q</text:span><text:span text:style-name="T112"><text:s/>&lt;<text:s/></text:span><text:span text:style-name="T113">qMin</text:span><text:span text:style-name="T114">) {</text:span></text:p>
      <text:p text:style-name="P4"><text:span text:style-name="T114"><text:tab/><text:tab/><text:tab/><text:tab/><text:tab/><text:tab/></text:span><text:span text:style-name="T115">qMin</text:span><text:span text:style-name="T116"><text:s/>=<text:s/></text:span><text:span text:style-name="T117">q</text:span><text:span text:style-name="T118">;</text:span></text:p>
      <text:p text:style-name="P4"><text:span text:style-name="T118"><text:tab/><text:tab/><text:tab/><text:tab/><text:tab/>}</text:span></text:p>
      <text:p text:style-name="P4"><text:span text:style-name="T118"><text:tab/><text:tab/><text:tab/><text:tab/>}</text:span></text:p>
      <text:p text:style-name="P4"><text:span text:style-name="T118"><text:tab/><text:tab/><text:tab/>}</text:span></text:p>
      <text:p text:style-name="P4"><text:span text:style-name="T118"><text:tab/><text:tab/><text:tab/></text:span><text:span text:style-name="T119">return</text:span><text:span text:style-name="T120"><text:s/></text:span><text:span text:style-name="T121">qMin</text:span><text:span text:style-name="T122">;</text:span></text:p>
      <text:p text:style-name="P4"><text:span text:style-name="T123"><text:tab/><text:tab/>}</text:span></text:p>
      <text:p text:style-name="P4"><text:span text:style-name="T123"><text:tab/><text:tab/></text:span><text:span text:style-name="T124">return</text:span><text:span text:style-name="T125"><text:s/>0;</text:span></text:p>
      <text:p text:style-name="P4"><text:span text:style-name="T126"><text:tab/>}</text:span></text:p>
      <text:p text:style-name="P4"><text:span text:style-name="T127"/></text:p>
      <text:p text:style-name="P4"><text:span text:style-name="T128"><text:tab/></text:span><text:span text:style-name="T129">static</text:span><text:span text:style-name="T130"><text:s/></text:span><text:span text:style-name="T131">void</text:span><text:span text:style-name="T132"><text:s/>trocoDinamico(</text:span><text:span text:style-name="T133">int</text:span><text:span text:style-name="T134"><text:s/></text:span><text:span text:style-name="T135">troco</text:span><text:span text:style-name="T136">,<text:s/></text:span><text:span text:style-name="T137">int</text:span><text:span text:style-name="T138">[]<text:s/></text:span><text:span text:style-name="T139">p</text:span><text:span text:style-name="T140">) {</text:span></text:p>
      <text:p text:style-name="P4"><text:span text:style-name="T140"><text:tab/><text:tab/></text:span><text:span text:style-name="T141">int</text:span><text:span text:style-name="T142">[]<text:s/></text:span><text:span text:style-name="T143">q</text:span><text:span text:style-name="T144"><text:s/>=<text:s/></text:span><text:span text:style-name="T145">new</text:span><text:span text:style-name="T146"><text:s/></text:span><text:span text:style-name="T147">int</text:span><text:span text:style-name="T148">[</text:span><text:span text:style-name="T149">troco</text:span><text:span text:style-name="T150"><text:s/>+ 1];</text:span></text:p>
      <text:p text:style-name="P4"><text:span text:style-name="T150"><text:tab/><text:tab/></text:span><text:span text:style-name="T151">int</text:span><text:span text:style-name="T152">[]<text:s/></text:span><text:span text:style-name="T153">c</text:span><text:span text:style-name="T154"><text:s/>=<text:s/></text:span><text:span text:style-name="T155">new</text:span><text:span text:style-name="T156"><text:s/></text:span><text:span text:style-name="T157">int</text:span><text:span text:style-name="T158">[</text:span><text:span text:style-name="T159">troco</text:span><text:span text:style-name="T160"><text:s/>+ 1];</text:span></text:p>
      <text:p text:style-name="P4"><text:span text:style-name="T160"><text:tab/><text:tab/></text:span><text:span text:style-name="T161">// to do</text:span></text:p>
      <text:p text:style-name="P4"><text:span text:style-name="T162"><text:tab/><text:tab/>System.</text:span><text:span text:style-name="T163">out</text:span><text:span text:style-name="T164">.printf(</text:span><text:span text:style-name="T165">"Total de cedulas: %d\n"</text:span><text:span text:style-name="T166">,<text:s/></text:span><text:span text:style-name="T167">q</text:span><text:span text:style-name="T168">[</text:span><text:span text:style-name="T169">troco</text:span><text:span text:style-name="T170">]);</text:span></text:p>
      <text:p text:style-name="P4"><text:span text:style-name="T170"><text:tab/><text:tab/></text:span><text:span text:style-name="T171">imprimeTroco</text:span><text:span text:style-name="T172">(</text:span><text:span text:style-name="T173">c</text:span><text:span text:style-name="T174">,<text:s/></text:span><text:span text:style-name="T175">troco</text:span><text:span text:style-name="T176">);</text:span></text:p>
      <text:p text:style-name="P4"><text:span text:style-name="T176"><text:tab/>}</text:span></text:p>
      <text:p text:style-name="P4"><text:span text:style-name="T176"><text:tab/></text:span></text:p>
      <text:p text:style-name="P4"><text:span text:style-name="T176"><text:tab/></text:span><text:span text:style-name="T177">static</text:span><text:span text:style-name="T178"><text:s/></text:span><text:span text:style-name="T179">void</text:span><text:span text:style-name="T180"><text:s/>imprimeTroco(</text:span><text:span text:style-name="T181">int</text:span><text:span text:style-name="T182">[]<text:s/></text:span><text:span text:style-name="T183">c</text:span><text:span text:style-name="T184">,<text:s/></text:span><text:span text:style-name="T185">int</text:span><text:span text:style-name="T186"><text:s/></text:span><text:span text:style-name="T187">troco</text:span><text:span text:style-name="T188">) {</text:span></text:p>
      <text:p text:style-name="P4"><text:span text:style-name="T188"><text:tab/><text:tab/></text:span><text:span text:style-name="T189">// to do</text:span></text:p>
      <text:p text:style-name="P4"><text:span text:style-name="T190"><text:tab/>}</text:span></text:p>
      <text:p text:style-name="P4"><text:span text:style-name="T190"><text:tab/></text:span></text:p>
      <text:p text:style-name="P4"><text:span text:style-name="T190">}</text:span></text:p>
      <text:p text:style-name="P5"><text:span text:style-name="T191"/></text:p>
      <text:p text:style-name="P5"><text:span text:style-name="T192">Passo 2:</text:span><text:span text:style-name="T193"><text:s/>Considere o problema do troco que, dados um padrão de cédulas<text:s/></text:span><text:span text:style-name="T194">p</text:span><text:span text:style-name="T195"><text:s/>e um valor de troco<text:s/></text:span><text:span text:style-name="T196">t</text:span><text:span text:style-name="T197">, indica a quantidade mínima de cédulas necessárias para perfazer o troco. Seja<text:s/></text:span><text:span text:style-name="T198">q</text:span><text:span text:style-name="T199">[</text:span><text:span text:style-name="T200">t</text:span><text:span text:style-name="T201">] a quantidade mínima de cédulas necessárias para satisfazer o troco<text:s/></text:span><text:span text:style-name="T202">t</text:span><text:span text:style-name="T203"><text:s/>no padrão de cédulas<text:s/></text:span><text:span text:style-name="T204">p</text:span><text:span text:style-name="T205">, monte a definição recursiva de<text:s/></text:span><text:span text:style-name="T206">q</text:span><text:span text:style-name="T207">[</text:span><text:span text:style-name="T208">t</text:span><text:span text:style-name="T209">] considerando a implementação recursiva para resolver o problema.</text:span></text:p>
      <text:p text:style-name="P5"><text:span text:style-name="T210"/></text:p>
      <text:p text:style-name="P5"><text:span text:style-name="T211">Passo 3:</text:span><text:span text:style-name="T212"><text:s/>Faça uma implementação em programação dinâmica para o problema, onde os vetores<text:s/></text:span><text:span text:style-name="T213">q</text:span><text:span text:style-name="T214">[</text:span><text:span text:style-name="T215">t</text:span><text:span text:style-name="T216">] e<text:s/></text:span><text:span text:style-name="T217">c</text:span><text:span text:style-name="T218">[</text:span><text:span text:style-name="T219">t</text:span><text:span text:style-name="T220">] são utilizados, respectivamente para armazenar a quantidade de cédulas e o valor da última cédula escolhida para perfazer um troco de valor<text:s/></text:span><text:span text:style-name="T221">t</text:span><text:span text:style-name="T222">.</text:span></text:p>
      <text:p text:style-name="P5"><text:span text:style-name="T222"/></text:p>
      <text:p text:style-name="P5"><text:span text:style-name="T223"><text:tab/>R:</text:span></text:p>
      <text:p text:style-name="P6"><draw:frame text:anchor-type="as-char" svg:width="99.58mm" svg:height="82.02mm" style:rel-width="scale" style:rel-height="scale"><draw:object-ole xlink:href="OleObj1"/><draw:image xlink:href="ObjectReplacements/OleObj1"/></draw:frame><text:span text:style-name="T223"/></text:p>
      <text:p text:style-name="P7"><text:span text:style-name="T223"/></text:p>
      <text:p text:style-name="P7"><text:span text:style-name="T224"/></text:p>
      <text:p text:style-name="P7"><text:span text:style-name="T225"/></text:p>
      <text:p text:style-name="P7"><text:span text:style-name="T226">Passo 4:</text:span><text:span text:style-name="T227"><text:s/>Faça uma implementação recursiva para imprimir as cédulas utilizadas para perfazer o troco<text:s/></text:span><text:span text:style-name="T228">t</text:span><text:span text:style-name="T229">.</text:span></text:p>
      <text:p text:style-name="P7"><text:span text:style-name="T229"/></text:p>
      <text:p text:style-name="P7"><text:span text:style-name="T229"><text:tab/></text:span><text:span text:style-name="T230">R:</text:span></text:p>
      <text:p text:style-name="P8"><draw:frame text:anchor-type="as-char" svg:width="77.21mm" svg:height="34.40mm" style:rel-width="scale" style:rel-height="scale"><draw:object-ole xlink:href="OleObj2"/><draw:image xlink:href="ObjectReplacements/OleObj2"/></draw:frame><text:span text:style-name="T231"/></text:p>
      <text:p text:style-name="P9"><text:span text:style-name="T231"/></text:p>
      <text:p text:style-name="P9"><text:span text:style-name="T232"/></text:p>
      <text:p text:style-name="P9"><text:span text:style-name="T233">Passo 5:</text:span><text:span text:style-name="T234"><text:s/>Exiba a saída do programa para valor de troco igual a 47.</text:span></text:p>
      <text:p text:style-name="P9"><text:span text:style-name="T234"/></text:p>
      <text:p text:style-name="P9"><text:span text:style-name="T235"><text:tab/>R:</text:span></text:p>
      <text:p text:style-name="P9"><text:span text:style-name="T235">Total de cedulas: 5</text:span></text:p>
      <text:p text:style-name="P9"><text:span text:style-name="T235">25, 7, 7, 7, 1, </text:span></text:p>
      <text:p text:style-name="P9"><text:span text:style-name="T235">Total de cedulas: 5</text:span></text:p>
      <text:p text:style-name="P9"><text:span text:style-name="T236"/></text:p>
      <text:p text:style-name="P9"><text:span text:style-name="T237">Passo 6:</text:span><text:span text:style-name="T238"><text:s/>O que acontece com a execução do programa caso o valor do troco seja mudado para 203? Explique porque o programa se comporta desta maneira.</text:span></text:p>
      <text:p text:style-name="P9"><text:span text:style-name="T238"/></text:p>
      <text:p text:style-name="P9"><text:span text:style-name="T239"><text:tab/>R:</text:span></text:p>
      <text:p text:style-name="P9"><text:span text:style-name="T239">Implementação por recursão:</text:span></text:p>
      <text:p text:style-name="P9"><text:span text:style-name="T239"><text:tab/>O algoritmo faz uma recursão para cada moeda que pode ser escolhida para o troco corrente. Ou seja, fazendo varias recursões desnecessárias. Caso precise utilziar muitas moedas com pouco valor, as recursões irão aumentar, ou seja, aumentando a complexidade computacional para resolver o problema.</text:span></text:p>
      <text:p text:style-name="P9"><text:span text:style-name="T240"/></text:p>
      <text:p text:style-name="P9"><text:span text:style-name="T2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